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12121" style:font-name="Roboto" fo:font-size="12pt" fo:letter-spacing="normal" fo:font-style="normal" fo:font-weight="normal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krpano.com/plugins/userplugins/movinghotspots/</text:p>
      <text:p text:style-name="Preformatted_20_Text"/>
      <text:p text:style-name="Preformatted_20_Text">http://www.krpano.com/forum/wbb/index.php?page=Thread&amp;threadID=10399</text:p>
      <text:p text:style-name="Preformatted_20_Text"/>
      <text:p text:style-name="Preformatted_20_Text">http://krpano.com/docu/actions/</text:p>
      <text:p text:style-name="Preformatted_20_Text"/>
      <text:p text:style-name="Preformatted_20_Text">http://krpano.com/docu/actions/#looktohotspot</text:p>
      <text:p text:style-name="Preformatted_20_Text"/>
      <text:p text:style-name="Preformatted_20_Text">http://krpano.com/docu/xml/#layer.resetsize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examples/interface/</text:p>
      <text:p text:style-name="Preformatted_20_Text"/>
      <text:p text:style-name="Preformatted_20_Text">http://www.krpano.com/docu/tutorials/quickstart/#top</text:p>
      <text:p text:style-name="Preformatted_20_Text"/>
      <text:p text:style-name="Preformatted_20_Text">http://www.krpano.com/docu/xml/</text:p>
      <text:p text:style-name="Preformatted_20_Text"/>
      <text:p text:style-name="Preformatted_20_Text">http://www.krpano.com/docu/js/#top</text:p>
      <text:p text:style-name="Preformatted_20_Text"/>
      <text:p text:style-name="Preformatted_20_Text"/>
      <text:p text:style-name="Preformatted_20_Text">http://krpano.com/forum/wbb/index.php?page=Thread&amp;threadID=8610</text:p>
      <text:p text:style-name="Preformatted_20_Text">http://krpano.com/forum/wbb/index.php?page=Thread&amp;postID=40292&amp;highlight=animation#post40292</text:p>
      <text:p text:style-name="Preformatted_20_Text">http://krpano.com/forum/wbb/index.php?page=Thread&amp;postID=47484#post47484</text:p>
      <text:p text:style-name="Preformatted_20_Text">http://webonjee.com/radna-mapa/anton/__krpano__/animated_jpg_with_transition/index.html</text:p>
      <text:p text:style-name="Preformatted_20_Text">http://webonjee.com/radna-mapa/anton/__krpano__/animated_jpg_with_transition/example.xml</text:p>
      <text:p text:style-name="Preformatted_20_Text">http://krpano.com/docu/html5/?version=10814#supportedfunctionality</text:p>
      <text:p text:style-name="Preformatted_20_Text">http://krpano.com/docu/xml/#hotspot</text:p>
      <text:p text:style-name="Preformatted_20_Text">http://krpano.com/docu/xml/#plugin.blendmode</text:p>
      <text:p text:style-name="Preformatted_20_Text">http://krpano.com/docu/xml/#plugin.crop</text:p>
      <text:p text:style-name="Preformatted_20_Text">http://krpano.com/docu/xml/</text:p>
      <text:p text:style-name="Preformatted_20_Text"><text:a xlink:type="simple" xlink:href="http://krpano.com/examples/interface/">http://krpano.com/examples/interface/</text:a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Google Calendar API</text:p>
      <text:p text:style-name="P1"/>
      <text:p text:style-name="P2">Google API Request</text:p>
      <text:p text:style-name="P2"/>
      <text:p text:style-name="P3">The application loads the JavaScript client library.</text:p>
      <text:p text:style-name="P3">The application references its API key, which authenticates the application with Google services.</text:p>
      <text:p text:style-name="P3"/>
      <text:p text:style-name="P3"/>
      <text:p text:style-name="P3"/>
      <text:p text:style-name="P3"/>
      <text:p text:style-name="P3"/>
      <text:p text:style-name="P3">Access Key </text:p>
      <text:p text:style-name="P3"/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29" meta:word-count="52" meta:character-count="1473"/>
    <dc:date>2015-11-23T10:40:28.74</dc:date>
    <meta:generator>OpenOffice.org/3.3$Win32 OpenOffice.org_project/330m20$Build-9567</meta:generator>
  </office:meta>
</office:document-meta>
</file>